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cm" fo:margin-bottom="0cm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cm" fo:margin-bottom="0cm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cm" fo:margin-bottom="0cm" style:contextual-spacing="false"/>
    </style:style>
    <style:style style:name="P9" style:family="paragraph" style:parent-style-name="Text_20_body" style:list-style-name="L5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Projet Quizz</text:h>
      <text:p text:style-name="Text_20_body">Créer une application de type quizz/QCM/questionnaire sur le thème de votre choix (en gardant toujours en tête que cette application pourrait être consultée par un·e employeur·se).</text:p>
      <text:h text:style-name="Heading_20_2" text:outline-level="2"><text:bookmark text:name="user-content-fonctionnalités-obligatoire"/>Fonctionnalités obligatoire</text:h>
      <text:list text:style-name="L1">
        <text:list-item>
          <text:p text:style-name="P2">Affichage des questions et choix de la réponse </text:p>
        </text:list-item>
        <text:list-item>
          <text:p text:style-name="P2">Enchaînement de plusieurs questions sur un même niveau (affichage au fur et à mesure des réponses : on ne voit qu'une question à la fois) </text:p>
        </text:list-item>
        <text:list-item>
          <text:p text:style-name="P2">Traitement des réponses lors du changement de page du questionnaire (il en comportera au moins 3). Les Réponses seront analysées côté serveur. </text:p>
        </text:list-item>
        <text:list-item>
          <text:p text:style-name="P2">Lors de ces traitements intermédiaires, on ajuste la phase suivante : questions en fonction des réponses, changement de niveau de difficulté, palier, </text:p>
        </text:list-item>
        <text:list-item>
          <text:p text:style-name="P2">Affichage de la réponse finale et/ou Décompte des points et affichage du score (en temps réel, et/ou à la fin) </text:p>
        </text:list-item>
        <text:list-item>
          <text:p text:style-name="P1">Responsive </text:p>
        </text:list-item>
      </text:list>
      <text:p text:style-name="Text_20_body">Ne pas hésiter à rajouter d'autres fonctionnalités une fois celles ci implémentées (timer, plusieurs réponses possibles, réponse en champ de texte, illustrations pour certaines questions, affichage des questions à la fin, en vert si la réponse donnée était bonne, en rouge sinon, etc.)</text:p>
      <text:h text:style-name="Heading_20_3" text:outline-level="3"><text:bookmark text:name="user-content-compétences-mobilisées"/>Compétences mobilisées</text:h>
      <text:p text:style-name="Text_20_body">Dans l'idéal, vous devrez utiliser des variables, conditions, tableaux, boucles et fonctions. Manipulation du DOM (querySelector / Events). Essayez de maintenir votre <text:a xlink:type="simple" xlink:href="https://bruno-orsier.developpez.com/principes/dry/" office:target-frame-name="_blank" xlink:show="new" text:style-name="Internet_20_link" text:visited-style-name="Visited_20_Internet_20_Link">code DRY</text:a>. Utilisez le bon langage en fonction de ce que vous voulez faire : traitement côté serveur : PHP, animation du questionnaire : javascript, Mise en forme : html &amp; css.</text:p>
      <text:h text:style-name="Heading_20_2" text:outline-level="2"><text:bookmark text:name="user-content-réalisation"/>Réalisation</text:h>
      <text:p text:style-name="Text_20_body">Commencez par trouver le thème de votre quizz et une liste de questions pour celui ci. (Interdiction de recopier l'exemple !) Ensuite réalisez une ou plusieurs maquettes fonctionnelles de ce à quoi ressemblera l'application. Vous devrez rendre un projet gitlab avec un README présentant le projet et les maquettes (et à terme une explication de votre méthodologie pour le code). Commentez votre code.</text:p>
      <text:h text:style-name="Heading_20_2" text:outline-level="2"><text:bookmark text:name="user-content-exemple-qui-suis-je-"/>Exemple : Qui suis-je ?</text:h>
      <text:p text:style-name="Text_20_body">Retrouver le prénom de quelqu'un de la promo.</text:p>
      <text:h text:style-name="Heading_20_3" text:outline-level="3"><text:bookmark text:name="user-content-page-1-"/>Page 1 :</text:h>
      <text:list text:style-name="L2">
        <text:list-item>
          <text:p text:style-name="P4">Question 1 : Homme ou femme ? </text:p>
        </text:list-item>
        <text:list-item>
          <text:p text:style-name="P4">Question 2 : Portes-tu des lunettes ? </text:p>
        </text:list-item>
        <text:list-item>
          <text:p text:style-name="P3">Question 3 : As-tu plus de 35 ans ? </text:p>
        </text:list-item>
      </text:list>
      <text:h text:style-name="Heading_20_3" text:outline-level="3"><text:bookmark text:name="user-content-page-2-"/><text:soft-page-break/>Page 2 :</text:h>
      <text:p text:style-name="Text_20_body">Première analyse des réponses, pour réduire la liste des possibilités. On pose alors des questions plus précises :</text:p>
      <text:list text:style-name="L3">
        <text:list-item>
          <text:p text:style-name="P6">Question 1 : As-tu les cheveux bruns ? </text:p>
        </text:list-item>
        <text:list-item>
          <text:p text:style-name="P6">Question 2 : As-tu des tâches de rousseur ? </text:p>
        </text:list-item>
        <text:list-item>
          <text:p text:style-name="P5">Question 3 : Écris-tu de la main gauche ? </text:p>
        </text:list-item>
      </text:list>
      <text:h text:style-name="Heading_20_3" text:outline-level="3"><text:bookmark text:name="user-content-page-3-"/>Page 3 :</text:h>
      <text:p text:style-name="Text_20_body">Seconde analyse, qui affine encore plus la sélection finale. On lui demande enfin des questions de vérification :</text:p>
      <text:list text:style-name="L4">
        <text:list-item>
          <text:p text:style-name="P8">Question 1 : As-tu des enfants ? </text:p>
        </text:list-item>
        <text:list-item>
          <text:p text:style-name="P8">Question 2 : Viens-tu en tram le matin ? </text:p>
        </text:list-item>
        <text:list-item>
          <text:p text:style-name="P7">Question 3 : Ton prénom commence par un "S" ? </text:p>
        </text:list-item>
      </text:list>
      <text:h text:style-name="Heading_20_3" text:outline-level="3"><text:bookmark text:name="user-content-page-de-réponse-"/>Page de réponse :</text:h>
      <text:p text:style-name="Text_20_body">On traite les dernières réponses, et on renvoie le résultat :</text:p>
      <text:list text:style-name="L5">
        <text:list-item>
          <text:p text:style-name="P9">On affiche le prénom de la personne. </text:p>
        </text:list-item>
      </text:list>
      <text:p text:style-name="Text_20_body">On pourrait ajouter un côté "intelligence artificielle", en lui faisant donner la réponse avec hésitation : afficher "J'hésite...", puis effacer et afficher "Sarah ou Sandy, j'hésite..." puis finalement afficher le bon prénom : "J'ai choisi : ton prénom est Sarah !"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2-15T15:58:25.581000000</meta:creation-date>
    <dc:date>2022-12-15T15:58:43.870000000</dc:date>
    <meta:editing-duration>PT18S</meta:editing-duration>
    <meta:editing-cycles>1</meta:editing-cycles>
    <meta:document-statistic meta:table-count="0" meta:image-count="0" meta:object-count="0" meta:page-count="2" meta:paragraph-count="34" meta:word-count="503" meta:character-count="2945" meta:non-whitespace-character-count="2476"/>
    <meta:generator>LibreOffice/7.4.3.2$Windows_X86_64 LibreOffice_project/1048a8393ae2eeec98dff31b5c133c5f1d08b890</meta:generator>
  </office:meta>
</office:document-meta>
</file>